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a842bb" officeooo:paragraph-rsid="000563f1"/>
    </style:style>
    <style:style style:name="P2" style:family="paragraph" style:parent-style-name="Standard">
      <style:text-properties officeooo:rsid="001d02fe" officeooo:paragraph-rsid="000563f1"/>
    </style:style>
    <style:style style:name="P3" style:family="paragraph" style:parent-style-name="Standard">
      <style:text-properties officeooo:rsid="00685631" officeooo:paragraph-rsid="000563f1"/>
    </style:style>
    <style:style style:name="P4" style:family="paragraph" style:parent-style-name="Standard">
      <style:text-properties officeooo:rsid="00243ad5" officeooo:paragraph-rsid="000563f1"/>
    </style:style>
    <style:style style:name="P5" style:family="paragraph" style:parent-style-name="Standard">
      <style:text-properties officeooo:rsid="0063656e" officeooo:paragraph-rsid="000563f1"/>
    </style:style>
    <style:style style:name="P6" style:family="paragraph" style:parent-style-name="Standard">
      <style:text-properties officeooo:rsid="005c49a4" officeooo:paragraph-rsid="000563f1"/>
    </style:style>
    <style:style style:name="P7" style:family="paragraph" style:parent-style-name="Standard">
      <style:text-properties officeooo:rsid="0072dc6f" officeooo:paragraph-rsid="000563f1"/>
    </style:style>
    <style:style style:name="P8" style:family="paragraph" style:parent-style-name="Standard">
      <style:text-properties officeooo:rsid="0094e491" officeooo:paragraph-rsid="000563f1"/>
    </style:style>
    <style:style style:name="P9" style:family="paragraph" style:parent-style-name="Standard">
      <style:text-properties officeooo:rsid="00ae7497" officeooo:paragraph-rsid="000563f1"/>
    </style:style>
    <style:style style:name="P10" style:family="paragraph" style:parent-style-name="Standard">
      <style:text-properties officeooo:rsid="007521e0" officeooo:paragraph-rsid="000563f1"/>
    </style:style>
    <style:style style:name="P11" style:family="paragraph" style:parent-style-name="Standard">
      <style:text-properties officeooo:rsid="002beee9" officeooo:paragraph-rsid="000563f1"/>
    </style:style>
    <style:style style:name="P12" style:family="paragraph" style:parent-style-name="Standard">
      <style:text-properties officeooo:rsid="0063db08" officeooo:paragraph-rsid="000563f1"/>
    </style:style>
    <style:style style:name="P13" style:family="paragraph" style:parent-style-name="Standard">
      <style:text-properties officeooo:rsid="00a5ab3b" officeooo:paragraph-rsid="000563f1"/>
    </style:style>
    <style:style style:name="P14" style:family="paragraph" style:parent-style-name="Standard">
      <style:text-properties officeooo:rsid="00a70761" officeooo:paragraph-rsid="000563f1"/>
    </style:style>
    <style:style style:name="P15" style:family="paragraph" style:parent-style-name="Standard">
      <style:text-properties officeooo:rsid="008f6e89" officeooo:paragraph-rsid="000563f1"/>
    </style:style>
    <style:style style:name="P16" style:family="paragraph" style:parent-style-name="Standard">
      <style:text-properties officeooo:rsid="005ddb59" officeooo:paragraph-rsid="000563f1"/>
    </style:style>
    <style:style style:name="P17" style:family="paragraph" style:parent-style-name="Standard">
      <style:text-properties officeooo:rsid="00600622" officeooo:paragraph-rsid="000563f1"/>
    </style:style>
    <style:style style:name="P18" style:family="paragraph" style:parent-style-name="Standard">
      <style:text-properties officeooo:rsid="006a29b4" officeooo:paragraph-rsid="000563f1"/>
    </style:style>
    <style:style style:name="P19" style:family="paragraph" style:parent-style-name="Standard">
      <style:text-properties officeooo:rsid="008c75ce" officeooo:paragraph-rsid="000563f1"/>
    </style:style>
    <style:style style:name="P20" style:family="paragraph" style:parent-style-name="Standard">
      <style:text-properties officeooo:rsid="00600dcf" officeooo:paragraph-rsid="000563f1"/>
    </style:style>
    <style:style style:name="P21" style:family="paragraph" style:parent-style-name="Standard">
      <style:text-properties officeooo:rsid="00659daa" officeooo:paragraph-rsid="000563f1"/>
    </style:style>
    <style:style style:name="P22" style:family="paragraph" style:parent-style-name="Standard">
      <style:text-properties officeooo:rsid="00733b65" officeooo:paragraph-rsid="000563f1"/>
    </style:style>
    <style:style style:name="P23" style:family="paragraph" style:parent-style-name="Standard">
      <style:text-properties officeooo:rsid="008e4340" officeooo:paragraph-rsid="000563f1"/>
    </style:style>
    <style:style style:name="P24" style:family="paragraph" style:parent-style-name="Standard">
      <style:text-properties officeooo:rsid="00ac20c6" officeooo:paragraph-rsid="000563f1"/>
    </style:style>
    <style:style style:name="P25" style:family="paragraph" style:parent-style-name="Standard">
      <style:text-properties officeooo:rsid="00aad439" officeooo:paragraph-rsid="000563f1"/>
    </style:style>
    <style:style style:name="P26" style:family="paragraph" style:parent-style-name="Standard">
      <style:text-properties officeooo:rsid="009b60f9" officeooo:paragraph-rsid="000563f1"/>
    </style:style>
    <style:style style:name="T1" style:family="text">
      <style:text-properties officeooo:rsid="0070d610"/>
    </style:style>
    <style:style style:name="T2" style:family="text">
      <style:text-properties officeooo:rsid="001e5384"/>
    </style:style>
    <style:style style:name="T3" style:family="text">
      <style:text-properties officeooo:rsid="002f5dbc"/>
    </style:style>
    <style:style style:name="T4" style:family="text">
      <style:text-properties officeooo:rsid="00220e47"/>
    </style:style>
    <style:style style:name="T5" style:family="text">
      <style:text-properties officeooo:rsid="00243562"/>
    </style:style>
    <style:style style:name="T6" style:family="text">
      <style:text-properties officeooo:rsid="0027523c"/>
    </style:style>
    <style:style style:name="T7" style:family="text">
      <style:text-properties officeooo:rsid="0028b659"/>
    </style:style>
    <style:style style:name="T8" style:family="text">
      <style:text-properties officeooo:rsid="002b2d92"/>
    </style:style>
    <style:style style:name="T9" style:family="text">
      <style:text-properties officeooo:rsid="002d8a56"/>
    </style:style>
    <style:style style:name="T10" style:family="text">
      <style:text-properties officeooo:rsid="00348c48"/>
    </style:style>
    <style:style style:name="T11" style:family="text">
      <style:text-properties officeooo:rsid="0042feba"/>
    </style:style>
    <style:style style:name="T12" style:family="text">
      <style:text-properties officeooo:rsid="00485857"/>
    </style:style>
    <style:style style:name="T13" style:family="text">
      <style:text-properties officeooo:rsid="0049dd52"/>
    </style:style>
    <style:style style:name="T14" style:family="text">
      <style:text-properties officeooo:rsid="004d2fee"/>
    </style:style>
    <style:style style:name="T15" style:family="text">
      <style:text-properties officeooo:rsid="00507a55"/>
    </style:style>
    <style:style style:name="T16" style:family="text">
      <style:text-properties officeooo:rsid="0055d049"/>
    </style:style>
    <style:style style:name="T17" style:family="text">
      <style:text-properties officeooo:rsid="005b5fce"/>
    </style:style>
    <style:style style:name="T18" style:family="text">
      <style:text-properties officeooo:rsid="005e99d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a xlink:type="simple" xlink:href="https://coderprog.com/freelancing-for-developers/" text:style-name="Internet_20_link" text:visited-style-name="Visited_20_Internet_20_Link"><text:span text:style-name="T1">HTTPS://CODERPROG.COM/FREELANCING-FOR-DEVELOPERS/</text:span></text:a><text:span text:style-name="T1">2de2</text:span></text:p>
      <text:p text:style-name="P2"><text:a xlink:type="simple" xlink:href="https://coderprog.com/data-structure-and-algorithms-analysis-job-interview/" text:style-name="Internet_20_link" text:visited-style-name="Visited_20_Internet_20_Link"><text:span text:style-name="T2">HTTPS://CODERPROG.COM/DATA-STRUCTURE-AND-ALGORITHMS-ANALYSIS-JOB-INTERVIEW/</text:span></text:a><text:span text:style-name="T2">2de2</text:span></text:p>
      <text:p text:style-name="P3"><text:a xlink:type="simple" xlink:href="https://coderprog.com/learn-algorithms-in-short-time/" text:style-name="Internet_20_link" text:visited-style-name="Visited_20_Internet_20_Link">https://coderprog.com/learn-algorithms-in-short-time/</text:a></text:p>
      <text:p text:style-name="P26"><text:a xlink:type="simple" xlink:href="https://coderprog.com/algorithms-video/" text:style-name="Internet_20_link" text:visited-style-name="Visited_20_Internet_20_Link">HTTPS://CODERPROG.COM/ALGORITHMS-VIDEO/</text:a><text:span text:style-name="T4">7de7</text:span></text:p>
      <text:p text:style-name="P4"><text:a xlink:type="simple" xlink:href="https://coderprog.com/rapid-website-design-with-bootstrap/" text:style-name="Internet_20_link" text:visited-style-name="Visited_20_Internet_20_Link">HTTPS://CODERPROG.COM/RAPID-WEBSITE-DESIGN-WITH-BOOTSTRAP/</text:a><text:span text:style-name="T5">2de2</text:span></text:p>
      <text:p text:style-name="P4"/>
      <text:p text:style-name="P5"><text:a xlink:type="simple" xlink:href="https://coderprog.com/building-responsive-applications-bootstrap/" text:style-name="Internet_20_link" text:visited-style-name="Visited_20_Internet_20_Link">HTTPS://CODERPROG.COM/BUILDING-RESPONSIVE-APPLICATIONS-BOOTSTRAP/</text:a><text:span text:style-name="T6">2de2</text:span></text:p>
      <text:p text:style-name="P6"><text:a xlink:type="simple" xlink:href="https://coderprog.com/real-world-web-design/" text:style-name="Internet_20_link" text:visited-style-name="Visited_20_Internet_20_Link">https://coderprog.com/real-world-web-design/</text:a></text:p>
      <text:p text:style-name="P7"><text:a xlink:type="simple" xlink:href="https://coderprog.com/build-singlepage-website-bootstrap/" text:style-name="Internet_20_link" text:visited-style-name="Visited_20_Internet_20_Link">HTTPS://CODERPROG.COM/BUILD-SINGLEPAGE-WEBSITE-BOOTSTRAP/</text:a><text:span text:style-name="T7">1de1</text:span></text:p>
      <text:p text:style-name="P8"><text:a xlink:type="simple" xlink:href="https://coderprog.com/web-development-bootstrap/" text:style-name="Internet_20_link" text:visited-style-name="Visited_20_Internet_20_Link">HTTPS://CODERPROG.COM/WEB-DEVELOPMENT-BOOTSTRAP/</text:a><text:span text:style-name="T8">2de2</text:span></text:p>
      <text:p text:style-name="P9"><text:a xlink:type="simple" xlink:href="https://coderprog.com/maven-in-20-steps-learn-java-dependency-management/" text:style-name="Internet_20_link" text:visited-style-name="Visited_20_Internet_20_Link">HTTPS://CODERPROG.COM/MAVEN-IN-20-STEPS-LEARN-JAVA-DEPENDENCY-MANAGEMENT/</text:a><text:span text:style-name="T9">1de1</text:span></text:p>
      <text:p text:style-name="P9"/>
      <text:p text:style-name="P10"><text:a xlink:type="simple" xlink:href="https://coderprog.com/react-redux-react-router/" text:style-name="Internet_20_link" text:visited-style-name="Visited_20_Internet_20_Link">HTTPS://CODERPROG.COM/REACT-REDUX-REACT-ROUTER/</text:a><text:span text:style-name="T10">2de2</text:span></text:p>
      <text:p text:style-name="P11"><text:a xlink:type="simple" xlink:href="https://coderprog.com/graphql-react-course/" text:style-name="Internet_20_link" text:visited-style-name="Visited_20_Internet_20_Link"/></text:p>
      <text:p text:style-name="P11"><text:a xlink:type="simple" xlink:href="https://coderprog.com/graphql-react-course/" text:style-name="Internet_20_link" text:visited-style-name="Visited_20_Internet_20_Link"><text:span text:style-name="T3">HTTPS://CODERPROG.COM/GRAPHQL-REACT-COURSE/</text:span></text:a><text:span text:style-name="T3">4de4</text:span></text:p>
      <text:p text:style-name="P12"><text:a xlink:type="simple" xlink:href="https://coderprog.com/openstack-intro-cloud-computing/" text:style-name="Internet_20_link" text:visited-style-name="Visited_20_Internet_20_Link">HTTPS://CODERPROG.COM/OPENSTACK-INTRO-CLOUD-COMPUTING/</text:a><text:span text:style-name="T11">2de2</text:span></text:p>
      <text:p text:style-name="P11"><text:a xlink:type="simple" xlink:href="https://coderprog.com/next-generation-css-design/" text:style-name="Internet_20_link" text:visited-style-name="Visited_20_Internet_20_Link">HTTPS://CODERPROG.COM/NEXT-GENERATION-CSS-DESIGN/</text:a><text:span text:style-name="T12">2de2</text:span></text:p>
      <text:p text:style-name="P13"><text:a xlink:type="simple" xlink:href="https://coderprog.com/css-grid-first-look/" text:style-name="Internet_20_link" text:visited-style-name="Visited_20_Internet_20_Link">HTTPS://CODERPROG.COM/CSS-GRID-FIRST-LOOK/</text:a><text:span text:style-name="T13">1de1</text:span></text:p>
      <text:p text:style-name="P13"/>
      <text:p text:style-name="P14"><text:a xlink:type="simple" xlink:href="https://coderprog.com/design-patterns-in-java/" text:style-name="Internet_20_link" text:visited-style-name="Visited_20_Internet_20_Link">HTTPS://CODERPROG.COM/DESIGN-PATTERNS-IN-JAVA/</text:a><text:span text:style-name="T14">2de2</text:span></text:p>
      <text:p text:style-name="P15"><text:a xlink:type="simple" xlink:href="https://coderprog.com/learning-ajax-for-web-development/" text:style-name="Internet_20_link" text:visited-style-name="Visited_20_Internet_20_Link">HTTPS://CODERPROG.COM/LEARNING-AJAX-FOR-WEB-DEVELOPMENT/</text:a><text:span text:style-name="T15">2de2</text:span></text:p>
      <text:p text:style-name="P16"><text:a xlink:type="simple" xlink:href="https://coderprog.com/nodejs-projects/" text:style-name="Internet_20_link" text:visited-style-name="Visited_20_Internet_20_Link">HTTPS://CODERPROG.COM/NODEJS-PROJECTS/</text:a><text:span text:style-name="T16">2de2</text:span></text:p>
      <text:p text:style-name="P17"><text:a xlink:type="simple" xlink:href="https://coderprog.com/angular-2-projects/" text:style-name="Internet_20_link" text:visited-style-name="Visited_20_Internet_20_Link">HTTPS://CODERPROG.COM/ANGULAR-2-PROJECTS/</text:a><text:span text:style-name="T17">2de2</text:span></text:p>
      <text:p text:style-name="P18"><text:a xlink:type="simple" xlink:href="https://coderprog.com/angular-2-comprehensive/" text:style-name="Internet_20_link" text:visited-style-name="Visited_20_Internet_20_Link">HTTPS://CODERPROG.COM/ANGULAR-2-COMPREHENSIVE/</text:a><text:span text:style-name="T18">1de1</text:span></text:p>
      <text:p text:style-name="P18"/>
      <text:p text:style-name="P19"><text:a xlink:type="simple" xlink:href="https://coderprog.com/single-page-apps-angular/" text:style-name="Internet_20_link" text:visited-style-name="Visited_20_Internet_20_Link">https://coderprog.com/single-page-apps-angular/</text:a></text:p>
      <text:p text:style-name="P20"><text:a xlink:type="simple" xlink:href="https://coderprog.com/core-java-advanced/" text:style-name="Internet_20_link" text:visited-style-name="Visited_20_Internet_20_Link">https://coderprog.com/core-java-advanced/</text:a></text:p>
      <text:p text:style-name="P21"><text:a xlink:type="simple" xlink:href="https://coderprog.com/web-dev-intro-to-jquery/" text:style-name="Internet_20_link" text:visited-style-name="Visited_20_Internet_20_Link">https://coderprog.com/web-dev-intro-to-jquery/</text:a></text:p>
      <text:p text:style-name="P22"><text:a xlink:type="simple" xlink:href="https://coderprog.com/amazing-javascript-code-examples/" text:style-name="Internet_20_link" text:visited-style-name="Visited_20_Internet_20_Link">https://coderprog.com/amazing-javascript-code-examples/</text:a></text:p>
      <text:p text:style-name="P23"><text:a xlink:type="simple" xlink:href="https://coderprog.com/learn-javascript-projects/" text:style-name="Internet_20_link" text:visited-style-name="Visited_20_Internet_20_Link">https://coderprog.com/learn-javascript-projects/</text:a></text:p>
      <text:p text:style-name="P23"/>
      <text:p text:style-name="P24"><text:a xlink:type="simple" xlink:href="https://coderprog.com/json-in-action/" text:style-name="Internet_20_link" text:visited-style-name="Visited_20_Internet_20_Link">https://coderprog.com/json-in-action/</text:a></text:p>
      <text:p text:style-name="P1"><text:a xlink:type="simple" xlink:href="https://coderprog.com/networking-essentials/" text:style-name="Internet_20_link" text:visited-style-name="Visited_20_Internet_20_Link">https://coderprog.com/networking-essentials/</text:a></text:p>
      <text:p text:style-name="P25"><text:a xlink:type="simple" xlink:href="https://coderprog.com/introduction-to-ipv6/" text:style-name="Internet_20_link" text:visited-style-name="Visited_20_Internet_20_Link">https://coderprog.com/introduction-to-ipv6/</text:a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e_20_numbering" style:display-name="Line numbering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count-empty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2T19:02:14.276243079</meta:creation-date>
    <meta:generator>LibreOffice/5.1.6.2$Linux_X86_64 LibreOffice_project/10m0$Build-2</meta:generator>
    <dc:date>2018-05-23T23:42:32.236676795</dc:date>
    <meta:editing-duration>PT2H54M10S</meta:editing-duration>
    <meta:editing-cycles>42</meta:editing-cycles>
    <meta:document-statistic meta:table-count="0" meta:image-count="0" meta:object-count="0" meta:page-count="1" meta:paragraph-count="28" meta:word-count="28" meta:character-count="1456" meta:non-whitespace-character-count="1456"/>
  </office:meta>
</office:document-meta>
</file>